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fo:font-size="12pt" fo:language="el" fo:country="GR" fo:font-weight="normal" officeooo:rsid="0046c3a4" officeooo:paragraph-rsid="0048af20" style:font-size-asian="10.5pt" style:font-weight-asian="normal" style:font-size-complex="12pt" style:font-weight-complex="normal"/>
    </style:style>
    <style:style style:name="P6" style:family="paragraph" style:parent-style-name="Standard">
      <style:text-properties officeooo:paragraph-rsid="000c6be3"/>
    </style:style>
    <style:style style:name="P7" style:family="paragraph" style:parent-style-name="Standard">
      <style:paragraph-properties fo:text-align="justify" style:justify-single-word="false"/>
      <style:text-properties fo:language="el" fo:country="GR" officeooo:rsid="00245dd5" officeooo:paragraph-rsid="00245dd5"/>
    </style:style>
    <style:style style:name="P8" style:family="paragraph" style:parent-style-name="Standard">
      <style:paragraph-properties fo:text-align="justify" style:justify-single-word="false"/>
      <style:text-properties fo:language="el" fo:country="GR" officeooo:rsid="00245dd5" officeooo:paragraph-rsid="002eb9cf"/>
    </style:style>
    <style:style style:name="P9" style:family="paragraph" style:parent-style-name="Standard">
      <style:paragraph-properties fo:text-align="justify" style:justify-single-word="false"/>
      <style:text-properties fo:language="el" fo:country="GR" officeooo:rsid="00245dd5" officeooo:paragraph-rsid="003c1345"/>
    </style:style>
    <style:style style:name="P10" style:family="paragraph" style:parent-style-name="Standard">
      <style:paragraph-properties fo:text-align="justify" style:justify-single-word="false"/>
      <style:text-properties fo:language="el" fo:country="GR" officeooo:rsid="00262bf9" officeooo:paragraph-rsid="002eb9cf"/>
    </style:style>
    <style:style style:name="P11" style:family="paragraph" style:parent-style-name="Standard">
      <style:text-properties fo:language="el" fo:country="GR" officeooo:rsid="0048af20" officeooo:paragraph-rsid="0048af20"/>
    </style:style>
    <style:style style:name="P12" style:family="paragraph" style:parent-style-name="Standard">
      <style:paragraph-properties fo:text-align="justify" style:justify-single-word="false"/>
      <style:text-properties fo:language="en" fo:country="US" officeooo:rsid="002868c0" officeooo:paragraph-rsid="00245dd5"/>
    </style:style>
    <style:style style:name="P13" style:family="paragraph" style:parent-style-name="Standard">
      <style:paragraph-properties fo:text-align="justify" style:justify-single-word="false"/>
      <style:text-properties fo:language="en" fo:country="US" officeooo:rsid="002eb9cf" officeooo:paragraph-rsid="00335498"/>
    </style:style>
    <style:style style:name="P14" style:family="paragraph" style:parent-style-name="Standard">
      <style:paragraph-properties fo:text-align="justify" style:justify-single-word="false"/>
      <style:text-properties fo:language="en" fo:country="US" officeooo:rsid="002eb9cf" officeooo:paragraph-rsid="002eb9cf"/>
    </style:style>
    <style:style style:name="P15" style:family="paragraph" style:parent-style-name="Standard">
      <style:paragraph-properties fo:text-align="justify" style:justify-single-word="false"/>
      <style:text-properties fo:language="en" fo:country="US" officeooo:rsid="0034ec09" officeooo:paragraph-rsid="00245dd5"/>
    </style:style>
    <style:style style:name="P16" style:family="paragraph" style:parent-style-name="Standard">
      <style:paragraph-properties fo:text-align="justify" style:justify-single-word="false"/>
      <style:text-properties fo:language="en" fo:country="US" officeooo:rsid="003702d7" officeooo:paragraph-rsid="00245dd5"/>
    </style:style>
    <style:style style:name="P17" style:family="paragraph" style:parent-style-name="Standard">
      <style:paragraph-properties fo:text-align="justify" style:justify-single-word="false"/>
      <style:text-properties fo:language="en" fo:country="US" officeooo:rsid="0038ba04" officeooo:paragraph-rsid="00245dd5"/>
    </style:style>
    <style:style style:name="P18" style:family="paragraph" style:parent-style-name="Standard">
      <style:paragraph-properties fo:text-align="justify" style:justify-single-word="false"/>
      <style:text-properties fo:language="en" fo:country="US" officeooo:rsid="002eb9cf" officeooo:paragraph-rsid="004a33cf"/>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6357d1"/>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text-properties officeooo:rsid="0069854a" officeooo:paragraph-rsid="006e11d4"/>
    </style:style>
    <style:style style:name="P23" style:family="paragraph" style:parent-style-name="Text_20_body">
      <style:paragraph-properties fo:text-align="justify" style:justify-single-word="false"/>
      <style:text-properties officeooo:rsid="00708fcb" officeooo:paragraph-rsid="00708fcb"/>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italic" officeooo:rsid="0010a50f" style:font-style-asian="italic" style:font-style-complex="italic"/>
    </style:style>
    <style:style style:name="T21" style:family="text">
      <style:text-properties fo:language="el" fo:country="GR" officeooo:rsid="0020cb09"/>
    </style:style>
    <style:style style:name="T22" style:family="text">
      <style:text-properties fo:language="el" fo:country="GR" officeooo:rsid="00221b79"/>
    </style:style>
    <style:style style:name="T23" style:family="text">
      <style:text-properties fo:language="el" fo:country="GR" officeooo:rsid="002297bb"/>
    </style:style>
    <style:style style:name="T24" style:family="text">
      <style:text-properties fo:language="el" fo:country="GR" officeooo:rsid="002301b2"/>
    </style:style>
    <style:style style:name="T25" style:family="text">
      <style:text-properties fo:language="el" fo:country="GR" officeooo:rsid="003d9f30"/>
    </style:style>
    <style:style style:name="T26" style:family="text">
      <style:text-properties fo:language="el" fo:country="GR" officeooo:rsid="003e38c0"/>
    </style:style>
    <style:style style:name="T27" style:family="text">
      <style:text-properties fo:language="el" fo:country="GR" officeooo:rsid="004a33cf"/>
    </style:style>
    <style:style style:name="T28" style:family="text">
      <style:text-properties fo:language="el" fo:country="GR" officeooo:rsid="004b2bd3"/>
    </style:style>
    <style:style style:name="T29" style:family="text">
      <style:text-properties fo:language="el" fo:country="GR" officeooo:rsid="004cc6b1"/>
    </style:style>
    <style:style style:name="T30" style:family="text">
      <style:text-properties fo:language="el" fo:country="GR" officeooo:rsid="004e542f"/>
    </style:style>
    <style:style style:name="T31" style:family="text">
      <style:text-properties fo:language="el" fo:country="GR" officeooo:rsid="00502d37"/>
    </style:style>
    <style:style style:name="T32" style:family="text">
      <style:text-properties fo:language="el" fo:country="GR" officeooo:rsid="005047d6"/>
    </style:style>
    <style:style style:name="T33" style:family="text">
      <style:text-properties fo:language="el" fo:country="GR" officeooo:rsid="006357d1"/>
    </style:style>
    <style:style style:name="T34" style:family="text">
      <style:text-properties fo:language="el" fo:country="GR" officeooo:rsid="0063ea0f"/>
    </style:style>
    <style:style style:name="T35" style:family="text">
      <style:text-properties fo:language="el" fo:country="GR" officeooo:rsid="0066bb3b"/>
    </style:style>
    <style:style style:name="T36" style:family="text">
      <style:text-properties fo:language="el" fo:country="GR" officeooo:rsid="006713f5"/>
    </style:style>
    <style:style style:name="T37" style:family="text">
      <style:text-properties fo:language="el" fo:country="GR" officeooo:rsid="0067aebb"/>
    </style:style>
    <style:style style:name="T38" style:family="text">
      <style:text-properties fo:language="el" fo:country="GR" officeooo:rsid="0067b13b"/>
    </style:style>
    <style:style style:name="T39" style:family="text">
      <style:text-properties fo:language="el" fo:country="GR" officeooo:rsid="00683b8b"/>
    </style:style>
    <style:style style:name="T40" style:family="text">
      <style:text-properties fo:language="el" fo:country="GR" officeooo:rsid="006b413d"/>
    </style:style>
    <style:style style:name="T41" style:family="text">
      <style:text-properties fo:language="el" fo:country="GR" officeooo:rsid="006c3ed7"/>
    </style:style>
    <style:style style:name="T42" style:family="text">
      <style:text-properties fo:language="el" fo:country="GR" officeooo:rsid="00708fcb"/>
    </style:style>
    <style:style style:name="T43" style:family="text">
      <style:text-properties officeooo:rsid="000e7b0e"/>
    </style:style>
    <style:style style:name="T44" style:family="text">
      <style:text-properties fo:language="en" fo:country="US"/>
    </style:style>
    <style:style style:name="T45" style:family="text">
      <style:text-properties fo:language="en" fo:country="US" fo:font-style="italic" officeooo:rsid="0010a50f" style:font-style-asian="italic" style:font-style-complex="italic"/>
    </style:style>
    <style:style style:name="T46" style:family="text">
      <style:text-properties fo:language="en" fo:country="US" fo:font-style="italic" officeooo:rsid="0018a0a4" style:font-style-asian="italic" style:font-style-complex="italic"/>
    </style:style>
    <style:style style:name="T47" style:family="text">
      <style:text-properties fo:language="en" fo:country="US" fo:font-style="italic" officeooo:rsid="006c3ed7" style:font-style-asian="italic" style:font-style-complex="italic"/>
    </style:style>
    <style:style style:name="T48" style:family="text">
      <style:text-properties fo:language="en" fo:country="US" fo:font-style="normal" officeooo:rsid="0010a50f" style:font-style-asian="normal" style:font-style-complex="normal"/>
    </style:style>
    <style:style style:name="T49" style:family="text">
      <style:text-properties fo:language="en" fo:country="US" fo:font-style="normal" officeooo:rsid="00156d0b" style:font-style-asian="normal" style:font-style-complex="normal"/>
    </style:style>
    <style:style style:name="T50" style:family="text">
      <style:text-properties fo:language="en" fo:country="US" fo:font-style="normal" officeooo:rsid="0016d41c" style:font-style-asian="normal" style:font-style-complex="normal"/>
    </style:style>
    <style:style style:name="T51" style:family="text">
      <style:text-properties fo:language="en" fo:country="US" fo:font-style="normal" officeooo:rsid="0016e2fb" style:font-style-asian="normal" style:font-style-complex="normal"/>
    </style:style>
    <style:style style:name="T52" style:family="text">
      <style:text-properties fo:language="en" fo:country="US" fo:font-style="normal" officeooo:rsid="0018a0a4" style:font-style-asian="normal" style:font-style-complex="normal"/>
    </style:style>
    <style:style style:name="T53" style:family="text">
      <style:text-properties fo:language="en" fo:country="US" fo:font-style="normal" officeooo:rsid="006c3ed7" style:font-style-asian="normal" style:font-style-complex="normal"/>
    </style:style>
    <style:style style:name="T54" style:family="text">
      <style:text-properties fo:language="en" fo:country="US" fo:font-style="normal" officeooo:rsid="006d28f5" style:font-style-asian="normal" style:font-style-complex="normal"/>
    </style:style>
    <style:style style:name="T55" style:family="text">
      <style:text-properties fo:language="en" fo:country="US" fo:font-style="normal" officeooo:rsid="006f3d36" style:font-style-asian="normal" style:font-style-complex="normal"/>
    </style:style>
    <style:style style:name="T56" style:family="text">
      <style:text-properties fo:language="en" fo:country="US" fo:font-style="normal" officeooo:rsid="0070dda5" style:font-style-asian="normal" style:font-style-complex="normal"/>
    </style:style>
    <style:style style:name="T57" style:family="text">
      <style:text-properties fo:language="en" fo:country="US" fo:font-style="normal" officeooo:rsid="00728a7d" style:font-style-asian="normal" style:font-style-complex="normal"/>
    </style:style>
    <style:style style:name="T58" style:family="text">
      <style:text-properties fo:language="en" fo:country="US" fo:font-style="normal" officeooo:rsid="007466dc" style:font-style-asian="normal" style:font-style-complex="normal"/>
    </style:style>
    <style:style style:name="T59" style:family="text">
      <style:text-properties fo:language="en" fo:country="US" officeooo:rsid="0020cb09"/>
    </style:style>
    <style:style style:name="T60" style:family="text">
      <style:text-properties fo:language="en" fo:country="US" officeooo:rsid="002868c0"/>
    </style:style>
    <style:style style:name="T61" style:family="text">
      <style:text-properties fo:language="en" fo:country="US" officeooo:rsid="0034ec09"/>
    </style:style>
    <style:style style:name="T62" style:family="text">
      <style:text-properties fo:language="en" fo:country="US" officeooo:rsid="00363858"/>
    </style:style>
    <style:style style:name="T63" style:family="text">
      <style:text-properties fo:language="en" fo:country="US" officeooo:rsid="003702d7"/>
    </style:style>
    <style:style style:name="T64" style:family="text">
      <style:text-properties fo:language="en" fo:country="US" officeooo:rsid="0038ba04"/>
    </style:style>
    <style:style style:name="T65" style:family="text">
      <style:text-properties fo:language="en" fo:country="US" officeooo:rsid="003c1345"/>
    </style:style>
    <style:style style:name="T66" style:family="text">
      <style:text-properties fo:language="en" fo:country="US" officeooo:rsid="003d9f30"/>
    </style:style>
    <style:style style:name="T67" style:family="text">
      <style:text-properties fo:language="en" fo:country="US" officeooo:rsid="004a33cf"/>
    </style:style>
    <style:style style:name="T68" style:family="text">
      <style:text-properties fo:language="en" fo:country="US" officeooo:rsid="004cc6b1"/>
    </style:style>
    <style:style style:name="T69" style:family="text">
      <style:text-properties fo:language="en" fo:country="US" officeooo:rsid="004e542f"/>
    </style:style>
    <style:style style:name="T70" style:family="text">
      <style:text-properties fo:language="en" fo:country="US" officeooo:rsid="00502d37"/>
    </style:style>
    <style:style style:name="T71" style:family="text">
      <style:text-properties fo:language="en" fo:country="US" officeooo:rsid="0050fc0a"/>
    </style:style>
    <style:style style:name="T72" style:family="text">
      <style:text-properties fo:language="en" fo:country="US" officeooo:rsid="00529991"/>
    </style:style>
    <style:style style:name="T73" style:family="text">
      <style:text-properties fo:language="en" fo:country="US" officeooo:rsid="00542502"/>
    </style:style>
    <style:style style:name="T74" style:family="text">
      <style:text-properties fo:language="en" fo:country="US" officeooo:rsid="00581188"/>
    </style:style>
    <style:style style:name="T75" style:family="text">
      <style:text-properties fo:language="en" fo:country="US" officeooo:rsid="005c31f2"/>
    </style:style>
    <style:style style:name="T76" style:family="text">
      <style:text-properties fo:language="en" fo:country="US" officeooo:rsid="005d22f0"/>
    </style:style>
    <style:style style:name="T77" style:family="text">
      <style:text-properties fo:language="en" fo:country="US" officeooo:rsid="005df5dc"/>
    </style:style>
    <style:style style:name="T78" style:family="text">
      <style:text-properties fo:language="en" fo:country="US" officeooo:rsid="00615c2a"/>
    </style:style>
    <style:style style:name="T79" style:family="text">
      <style:text-properties fo:language="en" fo:country="US" officeooo:rsid="00617c4e"/>
    </style:style>
    <style:style style:name="T80" style:family="text">
      <style:text-properties fo:language="en" fo:country="US" officeooo:rsid="0063ea0f"/>
    </style:style>
    <style:style style:name="T81" style:family="text">
      <style:text-properties fo:language="en" fo:country="US" officeooo:rsid="0067b13b"/>
    </style:style>
    <style:style style:name="T82" style:family="text">
      <style:text-properties fo:language="en" fo:country="US" officeooo:rsid="006b413d"/>
    </style:style>
    <style:style style:name="T83" style:family="text">
      <style:text-properties fo:language="en" fo:country="US" officeooo:rsid="006c3ed7"/>
    </style:style>
    <style:style style:name="T84" style:family="text">
      <style:text-properties fo:language="en" fo:country="US" officeooo:rsid="00708fcb"/>
    </style:style>
    <style:style style:name="T85" style:family="text">
      <style:text-properties officeooo:rsid="0020cb09"/>
    </style:style>
    <style:style style:name="T86" style:family="text">
      <style:text-properties officeooo:rsid="00236935"/>
    </style:style>
    <style:style style:name="T87" style:family="text">
      <style:text-properties officeooo:rsid="00251e92"/>
    </style:style>
    <style:style style:name="T88" style:family="text">
      <style:text-properties officeooo:rsid="00262bf9"/>
    </style:style>
    <style:style style:name="T89" style:family="text">
      <style:text-properties officeooo:rsid="002868c0"/>
    </style:style>
    <style:style style:name="T90" style:family="text">
      <style:text-properties officeooo:rsid="002a1d14"/>
    </style:style>
    <style:style style:name="T91" style:family="text">
      <style:text-properties officeooo:rsid="003acfca"/>
    </style:style>
    <style:style style:name="T92" style:family="text">
      <style:text-properties officeooo:rsid="003bea2f"/>
    </style:style>
    <style:style style:name="T93" style:family="text">
      <style:text-properties style:font-name="Liberation Sans" fo:font-size="12pt" fo:language="el" fo:country="GR" fo:font-weight="normal" officeooo:rsid="003d9f30" style:font-size-asian="10.5pt" style:font-weight-asian="normal" style:font-size-complex="12pt" style:font-weight-complex="normal"/>
    </style:style>
    <style:style style:name="T94" style:family="text">
      <style:text-properties style:font-name="Liberation Sans" fo:font-size="12pt" fo:language="el" fo:country="GR" fo:font-weight="normal" officeooo:rsid="003e38c0" style:font-size-asian="10.5pt" style:font-weight-asian="normal" style:font-size-complex="12pt" style:font-weight-complex="normal"/>
    </style:style>
    <style:style style:name="T95" style:family="text">
      <style:text-properties style:font-name="Liberation Sans" fo:font-size="12pt" fo:language="el" fo:country="GR" fo:font-weight="normal" officeooo:rsid="004013a4" style:font-size-asian="10.5pt" style:font-weight-asian="normal" style:font-size-complex="12pt" style:font-weight-complex="normal"/>
    </style:style>
    <style:style style:name="T96" style:family="text">
      <style:text-properties style:font-name="Liberation Sans" fo:font-size="12pt" fo:language="el" fo:country="GR" fo:font-weight="normal" officeooo:rsid="004070b3" style:font-size-asian="10.5pt" style:font-weight-asian="normal" style:font-size-complex="12pt" style:font-weight-complex="normal"/>
    </style:style>
    <style:style style:name="T97" style:family="text">
      <style:text-properties style:font-name="Liberation Sans" fo:font-size="12pt" fo:language="el" fo:country="GR" fo:font-weight="normal" officeooo:rsid="0044384b" style:font-size-asian="10.5pt" style:font-weight-asian="normal" style:font-size-complex="12pt" style:font-weight-complex="normal"/>
    </style:style>
    <style:style style:name="T98" style:family="text">
      <style:text-properties style:font-name="Liberation Sans" fo:font-size="12pt" fo:language="el" fo:country="GR" fo:font-weight="normal" officeooo:rsid="00446209" style:font-size-asian="10.5pt" style:font-weight-asian="normal" style:font-size-complex="12pt" style:font-weight-complex="normal"/>
    </style:style>
    <style:style style:name="T99" style:family="text">
      <style:text-properties style:font-name="Liberation Sans" fo:font-size="12pt" fo:language="el" fo:country="GR" fo:font-weight="normal" officeooo:rsid="00457a7b" style:font-size-asian="10.5pt" style:font-weight-asian="normal" style:font-size-complex="12pt" style:font-weight-complex="normal"/>
    </style:style>
    <style:style style:name="T100" style:family="text">
      <style:text-properties style:font-name="Liberation Sans" fo:font-size="12pt" fo:language="en" fo:country="US" fo:font-weight="normal" officeooo:rsid="003e38c0" style:font-size-asian="10.5pt" style:font-weight-asian="normal" style:font-size-complex="12pt" style:font-weight-complex="normal"/>
    </style:style>
    <style:style style:name="T101" style:family="text">
      <style:text-properties style:font-name="Liberation Sans" fo:font-size="12pt" fo:language="en" fo:country="US" fo:font-weight="normal" officeooo:rsid="004070b3" style:font-size-asian="10.5pt" style:font-weight-asian="normal" style:font-size-complex="12pt" style:font-weight-complex="normal"/>
    </style:style>
    <style:style style:name="T102" style:family="text">
      <style:text-properties officeooo:rsid="00470307"/>
    </style:style>
    <style:style style:name="T103" style:family="text">
      <style:text-properties officeooo:rsid="0050fc0a"/>
    </style:style>
    <style:style style:name="T104" style:family="text">
      <style:text-properties officeooo:rsid="00529991"/>
    </style:style>
    <style:style style:name="T105" style:family="text">
      <style:text-properties officeooo:rsid="00542502"/>
    </style:style>
    <style:style style:name="T106" style:family="text">
      <style:text-properties officeooo:rsid="0055df5d"/>
    </style:style>
    <style:style style:name="T107" style:family="text">
      <style:text-properties officeooo:rsid="00581188"/>
    </style:style>
    <style:style style:name="T108" style:family="text">
      <style:text-properties officeooo:rsid="005c31f2"/>
    </style:style>
    <style:style style:name="T109" style:family="text">
      <style:text-properties officeooo:rsid="005d9992"/>
    </style:style>
    <style:style style:name="T110" style:family="text">
      <style:text-properties officeooo:rsid="005df5dc"/>
    </style:style>
    <style:style style:name="T111" style:family="text">
      <style:text-properties officeooo:rsid="00615c2a"/>
    </style:style>
    <style:style style:name="T112" style:family="text">
      <style:text-properties officeooo:rsid="006357d1"/>
    </style:style>
    <style:style style:name="T113" style:family="text">
      <style:text-properties officeooo:rsid="0063ea0f"/>
    </style:style>
    <style:style style:name="T114" style:family="text">
      <style:text-properties officeooo:rsid="006c3e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6">Μανώλης Πετράκος ΑΜ 2014030009</text:p>
          </table:table-cell>
        </table:table-row>
      </table:table>
      <text:p text:style-name="Text_20_body"/>
      <text:p text:style-name="Text_20_body"/>
      <text:p text:style-name="P19"><text:tab/><text:tab/><text:tab/><text:span text:style-name="T86">Περιγραφη αρχικής συνάρτησης</text:span></text:p>
      <text:p text:style-name="P19"/>
      <text:p text:style-name="P19"><text:span text:style-name="T25">Καλούμαστε να υλοποιήσουμε ένα επιταχυντή σε αναδιατασσόμενη λογική για την συνάρτηση </text:span><text:span text:style-name="T66">MyFunc </text:span><text:span text:style-name="T25">που δίνεται. </text:span><text:span text:style-name="T94">Δ</text:span><text:span text:style-name="T25">έχεται </text:span><text:span text:style-name="T93">δύο</text:span><text:span text:style-name="T25"> πίνακες εισόδου (</text:span><text:span text:style-name="T66">data0 ,data1) </text:span><text:span text:style-name="T25">, ένα πίνακα εξόδου </text:span><text:span text:style-name="T66">(data2)</text:span><text:span text:style-name="T25">, την οριακή τιμή των αποτελεσμάτων </text:span><text:span text:style-name="T66">(threshold</text:span><text:span text:style-name="T25">) και δύο μεταβλητές που δείχνουν το μέγεθος των πινάκων (</text:span><text:span text:style-name="T66">size, dim)</text:span><text:span text:style-name="T25">. </text:span><text:span text:style-name="T26">Η συνάρτηση υπολογίζει τα δεδομένα ανά </text:span><text:span text:style-name="T94">“</text:span><text:span text:style-name="T100">dim-</text:span><text:span text:style-name="T94">αδες” και ξεκινάει αρχικοποιώντας </text:span><text:span text:style-name="T95">την έξοδο. Συνεχίζει κάνοντας </text:span><text:span text:style-name="T96">τον υπολογισμό της “</text:span><text:span text:style-name="T101">dim-</text:span><text:span text:style-name="T96">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97">βαί</text:span><text:span text:style-name="T96">νεται μέχρι και τέσσερις φορές, τρεις εγγραφές και μία σύγκριση. </text:span><text:span text:style-name="T98">Επίσης, τα δεδομένα εισόδου δ</text:span><text:span text:style-name="T99">ιαβάζονται</text:span><text:span text:style-name="T98"> πολλές φορές απευθείας από την μνήμη. Αν η συνάρτηση μεταφερθεί απευθείας σε αναδιατασσόμενη λογική, οι παραπάνω παρατηρήσεις θα </text:span><text:span text:style-name="T99">δημιουργήσουν</text:span><text:span text:style-name="T98"> σημαντική επιβράδυνση.</text:span></text:p>
      <text:p text:style-name="P19"/>
      <text:p text:style-name="P19"><text:tab/><text:tab/><text:tab/>Περιγραφη <text:span text:style-name="T87">Ζινκ7000</text:span>???</text:p>
      <text:p text:style-name="P19"/>
      <text:p text:style-name="P21"><text:tab/><text:tab/><text:span text:style-name="T86">ελενχος εγκυρότητας και αξιολόγηση επίδοσης (προετοιμασία περιβάλλοντος????)</text:span></text:p>
      <text:p text:style-name="P19"/>
      <text:p text:style-name="P19">Πριν την υλοποίηση του <text:span text:style-name="T43">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45">myfunc</text:span><text:span text:style-name="T20">()</text:span><text:span text:style-name="T48">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49">false negative </text:span><text:span text:style-name="T50">matches</text:span><text:span text:style-name="T49"> </text:span><text:span text:style-name="T6">λόγω </text:span><text:soft-page-break/><text:span text:style-name="T7">διαφορετικής</text:span><text:span text:style-name="T6"> ακρίβειας </text:span><text:span text:style-name="T50">floats </text:span><text:span text:style-name="T7">μεταξύ </text:span><text:span text:style-name="T51">software </text:span><text:span text:style-name="T7">και </text:span><text:span text:style-name="T51">hardware</text:span><text:span text:style-name="T50">. </text:span><text:span text:style-name="T8">Η στρογγυλοποίηση γίνεται </text:span><text:span text:style-name="T9">αξιοποιώντας την έτοιμη υλοποίηση της συνάρτησης </text:span><text:span text:style-name="T46">sprintf()</text:span><text:span text:style-name="T52">.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P19"/>
      <text:p text:style-name="P19">Εκτός από τον έλεγχο ορθότητας, πρέπει να δημιουργηθεί και ένας μηχανισμός για την αξιολόγηση της επίδοσης του επιταχυντή. <text:span text:style-name="T22">Ως μέτρο σύγκρισης </text:span><text:span text:style-name="T23">χρησιμοποιείται</text:span><text:span text:style-name="T22"> ο χρόνος εκτέλεσης. </text:span><text:span text:style-name="T24">Αρχικά, χ</text:span><text:span text:style-name="T22">ρονομετρούνται ξεχωριστά</text:span><text:span text:style-name="T21"> </text:span><text:span text:style-name="T22">η </text:span><text:span text:style-name="T85">αρχική συνάρτηση σε </text:span><text:span text:style-name="T59">software </text:span><text:span text:style-name="T21">και </text:span><text:span text:style-name="T23">ο </text:span><text:span text:style-name="T21">επιταχυντή</text:span><text:span text:style-name="T23">ς</text:span><text:span text:style-name="T21"> σε </text:span><text:span text:style-name="T59">hardware. </text:span><text:span text:style-name="T21">Τέλος, εμφανίζονται οι χρόνοι εκτέλεσης, όπου μπορούν να χρησιμοποιηθούν για τον υπολογισμό του σχετικού </text:span><text:span text:style-name="T59">speedup.</text:span></text:p>
      <text:p text:style-name="P19"/>
      <text:p text:style-name="P19"/>
      <text:p text:style-name="P19"/>
      <text:p text:style-name="P19"><text:tab/><text:tab/><text:span text:style-name="T88">Σχεδιαστηκές αποφάσεις και αλλαγες στον κωδικα για τα παραπανω</text:span></text:p>
      <text:p text:style-name="P19"/>
      <text:p text:style-name="P19"><text:span text:style-name="T27">Η πρώτη σχεδιαστική απόφαση που λήφθηκε, είναι να δημιουργηθούν 2 επιταχυντές </text:span><text:span text:style-name="T30">ίδιας </text:span><text:span text:style-name="T32">αρχιτεκτονικής</text:span><text:span text:style-name="T27">, </text:span><text:span text:style-name="T28">ένας</text:span><text:span text:style-name="T27"> για </text:span><text:span text:style-name="T67">dim </text:span><text:span text:style-name="T27">ίσο με </text:span><text:span text:style-name="T29">4</text:span><text:span text:style-name="T27"> και ένας για</text:span><text:span text:style-name="T67"> dim</text:span><text:span text:style-name="T27"> ίσο με 16. </text:span><text:span text:style-name="T29">Αλλάζοντας το </text:span><text:span text:style-name="T68">dim, </text:span><text:span text:style-name="T29">αλλάζει και ο τρόπος που υπολογίζεται η έξοδος. Επειδή το </text:span><text:span text:style-name="T68">hardware </text:span><text:span text:style-name="T29">δεν μπορεί να γίνει </text:span><text:span text:style-name="T68">allocate </text:span><text:span text:style-name="T29">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30">Για να υλοποιηθεί αυτό, υπάρχουν δύο συναρτήσεις όπου έχει αντικατασταθεί το </text:span><text:span text:style-name="T69">dim </text:span><text:span text:style-name="T30">με την αντίστοιχη σταθερά (4 ή 16). Έτσι τα όρια των εσωτερικών </text:span><text:span text:style-name="T69">loops </text:span><text:span text:style-name="T30">είναι γνωστά και μπορούν εύκολα να μεταφραστούν σε </text:span><text:span text:style-name="T69">hardware. </text:span><text:span text:style-name="T31">Επιπλέον, το μέγεθος του πίνακα </text:span><text:span text:style-name="T70">data0 </text:span><text:span text:style-name="T31">γίνεται γνωστό.</text:span></text:p>
      <text:p text:style-name="P19"><text:span text:style-name="T31"/></text:p>
      <text:p text:style-name="P19">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44">data0 </text:span>επαναχρησιμοποιείται συνεχώς, ενώ τα δεδομένα του πίνακα <text:span text:style-name="T44">data1 </text:span>χρησιμοποιούνται μόνο για τον υπολογισμό της <text:span text:style-name="T103">αντίστοιχης</text:span> <text:span text:style-name="T44">dim-</text:span>αδας. <text:span text:style-name="T103">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μεγέθους </text:span><text:span text:style-name="T71">dim </text:span><text:span text:style-name="T103">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72">hardware </text:span><text:span text:style-name="T104">οι πίνακες θα μεταφραστούν ως </text:span><text:span text:style-name="T72">registers </text:span><text:span text:style-name="T105">όπου έχουν μικρότερο χρόνο πρόσβασης από την </text:span><text:span text:style-name="T73">dram</text:span><text:span text:style-name="T72">.</text:span></text:p>
      <text:p text:style-name="P19"/>
      <text:p text:style-name="P19"><text:soft-page-break/>Η τρίτη απόφαση <text:span text:style-name="T106">αλλάζει</text:span> τον τρόπο που αποθηκεύονται τα αποτελέσματα στην μνήμη. <text:span text:style-name="T106">Πρώτον, η μνήμη δεν χρειάζεται να αρχικοποιηθεί αν χρησιμοποιηθούν τοπικοί </text:span><text:span text:style-name="T74">accumulators </text:span><text:span text:style-name="T107">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75">threshold, </text:span><text:span text:style-name="T108">αφού αυτή μπορεί να γίνει απευθείας με τους </text:span><text:span text:style-name="T75">accumulator</text:span><text:span text:style-name="T76">s</text:span><text:span text:style-name="T75">. </text:span><text:span text:style-name="T109">Τέλος, γίνεται μόνο μία αποθήκευση στην μνήμη. Αν ικανοποιείται το </text:span><text:span text:style-name="T77">threshold </text:span><text:span text:style-name="T110">αποθηκεύονται τα αποτελέσματα των </text:span><text:span text:style-name="T77">accumulator, </text:span><text:span text:style-name="T110">αλλιώς</text:span><text:span text:style-name="T77"> </text:span><text:span text:style-name="T110">μηδενίζεται. Αυτή η διαδικασία μεταφράζεται στο </text:span><text:span text:style-name="T78">hardware </text:span><text:span text:style-name="T111">ως παραπάνω</text:span><text:span text:style-name="T78"> </text:span><text:span text:style-name="T79">registers</text:span><text:span text:style-name="T78"> </text:span><text:span text:style-name="T111">όπου αποθηκεύονται τα ενδιάμεσα αποτελέσματα.</text:span></text:p>
      <text:p text:style-name="P19"/>
      <text:p text:style-name="P20"><text:span text:style-name="T112">Το εργαλείο </text:span>Xilinx Vivado HLS <text:span text:style-name="T113">θέτει αυτόματα το πλάτος ενός καναλιού (</text:span><text:span text:style-name="T80">bus) </text:span><text:span text:style-name="T34">ίσο με το μέγεθος του τύπου των δεδομένων που μεταφέρει. Αναγνωρίζει τους τύπους </text:span><text:span text:style-name="T36">από την</text:span><text:span text:style-name="T34"> δήλωση της συνάρτησης του επιταχυντή. </text:span><text:span text:style-name="T35">Σαν αποτέλεσμα, στους πίνακες μπορεί να </text:span><text:span text:style-name="T39">προσπελασθεί</text:span><text:span text:style-name="T35"> μόνο μια θέση ανά κύκλο</text:span><text:span text:style-name="T37"> και εμποδίζει την αύξηση της παραλληλίας στον επιταχυντή. </text:span><text:span text:style-name="T38">Πράγματι, υλοποιώντας μόνο τις προηγούμενες αποφάσεις, το </text:span><text:span text:style-name="T81">initiation interval </text:span><text:span text:style-name="T84">τ</text:span><text:span text:style-name="T42">ων</text:span><text:span text:style-name="T38"> </text:span><text:span text:style-name="T81">pipelined </text:span><text:span text:style-name="T38">επιταχυντ</text:span><text:span text:style-name="T42">ών</text:span><text:span text:style-name="T38"> είναι ίσο με </text:span><text:span text:style-name="T42">την μεταβλητή </text:span><text:span text:style-name="T84">dim</text:span><text:span text:style-name="T38">. Δηλαδή, </text:span><text:span text:style-name="T39">παράγει</text:span><text:span text:style-name="T38"> ένα αποτέλεσμα ανά 4 </text:span><text:span text:style-name="T42">ή 16</text:span><text:span text:style-name="T38"> κύκλους. </text:span><text:span text:style-name="T39">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40">Πιο συγκεκριμένα, χρειάζεται να γίνει για τους πίνακες αγνώστου μεγέθους </text:span><text:span text:style-name="T82">data1 </text:span><text:span text:style-name="T40">και </text:span><text:span text:style-name="T82">data2.</text:span></text:p>
      <text:p text:style-name="P19"/>
      <text:p text:style-name="P22">Για να μεγαλώσει το πλάτος των καναλιών του επιταχυντή, αλλάζει ο τύπος των δεδομένων στη δήλωση της συνάρτησης του. <text:span text:style-name="T114">Οι δείκτες των κατάλληλων πινάκων, αντί να είναι τύπου </text:span><text:span text:style-name="T83">float, </text:span><text:span text:style-name="T41">μετατρέπονται ώστε να είναι ενός τύπου με μέγεθος ίσο με το επιθυμητό πλάτος του </text:span><text:span text:style-name="T83">bus. </text:span><text:span text:style-name="T41">Χρησιμοποιώντας την βιβλιοθήκη “</text:span><text:span text:style-name="T47">ap_int.h</text:span><text:span text:style-name="T53">”,</text:span><text:span text:style-name="T47"> </text:span><text:span text:style-name="T12">κατασκευάζεται ένας τύπος </text:span><text:span text:style-name="T53">ap_uint </text:span><text:span text:style-name="T13">με το κατάλληλο μέγεθος. Τότε, για να χρησιμοποιηθούν τα δεδομένα εισόδου, πρέπει να γίνουν </text:span><text:span text:style-name="T54">unpack</text:span><text:span text:style-name="T13"> σε μεταβλητές τύπου </text:span><text:span text:style-name="T54">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55">pack </text:span><text:span text:style-name="T15">στο νέο τύπο δεδομένων.</text:span></text:p>
      <text:p text:style-name="P22"><text:span text:style-name="T15"/></text:p>
      <text:p text:style-name="P23"><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56">initiation interval.</text:span><text:span text:style-name="T16"> </text:span><text:span text:style-name="T17">Επίσης, περιορίζεται και από τους διαθέσιμους πόρους του </text:span><text:span text:style-name="T57">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text:span></text:p>
      <text:p text:style-name="P19"/>
      <text:p text:style-name="P19"/>
      <text:p text:style-name="P18"/>
      <text:p text:style-name="P13">- temps gia ta duo prwigoumena</text:p>
      <text:p text:style-name="P14">- ap_int</text:p>
      <text:p text:style-name="P14">- <text:span text:style-name="T33">απ_φιχεδ</text:span></text:p>
      <text:p text:style-name="P7"/>
      <text:p text:style-name="P7"><text:soft-page-break/></text:p>
      <text:p text:style-name="P8"><text:tab/><text:tab/><text:tab/>Περιγραφη επιταχυντη <text:span text:style-name="T88">(ελαχιστοποίηση προσβάσεων μνήμης και <text:tab/><text:tab/><text:tab/><text:tab/><text:tab/>μέγγιστη παραλληλεία)</text:span></text:p>
      <text:p text:style-name="P8"/>
      <text:p text:style-name="P10"><text:tab/><text:tab/><text:tab/>Εικονες επιταχυντή</text:p>
      <text:p text:style-name="P7"/>
      <text:p text:style-name="P7"><text:tab/><text:tab/><text:tab/><text:span text:style-name="T89">Ντιρεκτήβες ΗΛΣ</text:span></text:p>
      <text:p text:style-name="P7">- <text:span text:style-name="T63">tripcount???????</text:span></text:p>
      <text:p text:style-name="P7">- <text:span text:style-name="T61">interface stable gia ta sta8era ??????????????</text:span></text:p>
      <text:p text:style-name="P15">- interface axis gia ta agnwsta / depth 1000 ????????</text:p>
      <text:p text:style-name="P15">- array partition gia pinakes pou xreiazetai na prosbastoun se polles 8eseis tautoxrona</text:p>
      <text:p text:style-name="P7"><text:span text:style-name="T61">- </text:span><text:span text:style-name="T62">unroll gia ton </text:span><text:span text:style-name="T63">mikro pinaka</text:span></text:p>
      <text:p text:style-name="P16">- pipeline</text:p>
      <text:p text:style-name="P7"><text:span text:style-name="T63">- </text:span><text:span text:style-name="T64">expresion balance</text:span></text:p>
      <text:p text:style-name="P15"/>
      <text:p text:style-name="P7"/>
      <text:p text:style-name="P7"><text:tab/><text:tab/><text:tab/><text:span text:style-name="T89">Ντιρεκτηβες ΣΔΣΟΣ</text:span></text:p>
      <text:p text:style-name="P7">- <text:span text:style-name="T64">afairesh 3 preten hls directivwn</text:span></text:p>
      <text:p text:style-name="P17">- data mem_attribute</text:p>
      <text:p text:style-name="P17">- data zero_copy</text:p>
      <text:p text:style-name="P17">- data access_pattern</text:p>
      <text:p text:style-name="P7"><text:tab/><text:tab/><text:tab/></text:p>
      <text:p text:style-name="P7"/>
      <text:p text:style-name="P7"/>
      <text:p text:style-name="P9"><text:tab/><text:tab/><text:tab/><text:span text:style-name="T89">Αξιολογηση αποδοσεων</text:span></text:p>
      <text:p text:style-name="P9"><text:span text:style-name="T60"><text:tab/><text:tab/><text:tab/></text:span><text:span text:style-name="T65">poroi gia ap_int se 4 kai 16</text:span></text:p>
      <text:p text:style-name="P7"><text:tab/><text:tab/><text:tab/><text:span text:style-name="T89">διαγραμματα χρονων και </text:span><text:span text:style-name="T60">speedup</text:span></text:p>
      <text:p text:style-name="P12"/>
      <text:p text:style-name="P12"/>
      <text:p text:style-name="P12"/>
      <text:p text:style-name="P12"/>
      <text:p text:style-name="P7"><text:span text:style-name="T60"><text:tab/><text:tab/><text:tab/></text:span><text:span text:style-name="T90">Περαιτερω βελτιώσεις</text:span></text:p>
      <text:p text:style-name="P12"/>
      <text:p text:style-name="P12">- <text:span text:style-name="T92">ap_fixed sto hls = argo roloi, ligoteroi poroi, isws me parapanw douleia douleue kalitera</text:span></text:p>
      <text:p text:style-name="P12">- <text:span text:style-name="T91">2 epitaxuntes sto sds me async kai resourse</text:span></text:p>
      <text:p text:style-name="P12"/>
      <text:p text:style-name="P7"><text:span text:style-name="T60"><text:tab/><text:tab/><text:tab/></text:span><text:span text:style-name="T89">Συμπερασματα</text:span></text:p>
      <text:p text:style-name="P7"/>
      <text:p text:style-name="P7"/>
      <text:p text:style-name="P7"><text:tab/><text:tab/><text:tab/><text:span text:style-name="T89">Σημειωσεις</text:span></text:p>
      <text:p text:style-name="P7"/>
      <text:p text:style-name="P7"/>
      <text:p text:style-name="P7"/>
      <text:p text:style-name="P7"/>
      <text:p text:style-name="P7"/>
      <text:p text:style-name="P7"/>
      <text:p text:style-name="P7"/>
      <text:p text:style-name="P7"/>
      <text:p text:style-name="P11">για απ_φιχεδ</text:p>
      <text:p text:style-name="P5"><text:soft-page-break/>Τα δεδομένα είναι σε μορφή <text:span text:style-name="T44">floating point </text:span>και οι πιθανές τιμές τους είναι από 0.0 έως 9.9 με βήμα 0.1. <text:span text:style-name="T102">Από αυτήν την παρατήρηση 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20-01-06T17:39:10.793000000</dc:date>
    <meta:editing-duration>PT5H48M7S</meta:editing-duration>
    <meta:editing-cycles>97</meta:editing-cycles>
    <meta:document-statistic meta:table-count="1" meta:image-count="0" meta:object-count="0" meta:page-count="5" meta:paragraph-count="49" meta:word-count="1023" meta:character-count="7054" meta:non-whitespace-character-count="6030"/>
  </office:meta>
</office:document-meta>
</file>